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23f" officeooo:paragraph-rsid="0016323f"/>
    </style:style>
    <style:style style:name="P2" style:family="paragraph" style:parent-style-name="Standard">
      <style:text-properties officeooo:rsid="0016323f" officeooo:paragraph-rsid="0016323f"/>
    </style:style>
    <style:style style:name="P3" style:family="paragraph" style:parent-style-name="Standard">
      <style:paragraph-properties fo:break-before="column"/>
      <style:text-properties officeooo:rsid="0016323f" officeooo:paragraph-rsid="0016323f"/>
    </style:style>
    <style:style style:name="P4" style:family="paragraph" style:parent-style-name="Standard">
      <style:paragraph-properties fo:break-before="page"/>
      <style:text-properties officeooo:rsid="0016841d" officeooo:paragraph-rsid="001684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file for rdss. </text:p>
      <text:p text:style-name="P1"/>
      <text:p text:style-name="P1">Have fun!</text:p>
      <text:p text:style-name="P1"/>
      <text:p text:style-name="P1"/>
      <text:p text:style-name="P3"/>
      <text:p text:style-name="P4">This is page 2! Ya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4:33:53.656953853</meta:creation-date>
    <dc:date>2014-08-19T11:33:57.545656835</dc:date>
    <meta:editing-duration>P0D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2" meta:paragraph-count="3" meta:word-count="14" meta:character-count="59" meta:non-whitespace-character-count="47"/>
  </office:meta>
</office:document-meta>
</file>